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6pt" fo:font-weight="bold" officeooo:rsid="00085cd2" officeooo:paragraph-rsid="00085cd2" style:font-size-asian="16pt" style:font-weight-asian="bold" style:font-size-complex="16pt" style:font-weight-complex="bold"/>
    </style:style>
    <style:style style:name="P2" style:family="paragraph" style:parent-style-name="Standard">
      <style:text-properties fo:font-size="12pt" fo:font-weight="normal" officeooo:rsid="00085cd2" officeooo:paragraph-rsid="00085cd2" style:font-size-asian="10.5pt" style:font-weight-asian="normal" style:font-size-complex="12pt" style:font-weight-complex="normal"/>
    </style:style>
    <style:style style:name="P3" style:family="paragraph" style:parent-style-name="Standard">
      <style:text-properties fo:font-size="12pt" fo:font-weight="normal" officeooo:rsid="00096ef4" officeooo:paragraph-rsid="00096ef4" style:font-size-asian="10.5pt" style:font-weight-asian="normal" style:font-size-complex="12pt" style:font-weight-complex="normal"/>
    </style:style>
    <style:style style:name="T1" style:family="text">
      <style:text-properties officeooo:rsid="0008f161"/>
    </style:style>
    <style:style style:name="T2" style:family="text">
      <style:text-properties officeooo:rsid="00096ef4"/>
    </style:style>
    <style:style style:name="T3" style:family="text">
      <style:text-properties officeooo:rsid="000ae6b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ideo 13.1 Notes</text:p>
      <text:p text:style-name="P2"/>
      <text:p text:style-name="P2">Professor: <text:span text:style-name="T1">Abel Sanchez</text:span></text:p>
      <text:p text:style-name="P2">Topic: <text:span text:style-name="T1">Introduction to JSX </text:span><text:span text:style-name="T2">(JavaScript Extensible Markup Language)</text:span></text:p>
      <text:p text:style-name="P2">Length: <text:span text:style-name="T1">1 min 52 sec</text:span></text:p>
      <text:p text:style-name="P2"/>
      <text:p text:style-name="P3">The video gave a brief overview of the reason JSX is used and why it is important for us to learn. The framework that this course has chosen to use in instructing us on our journey to become software devs relies on the use of JSX. JSX is usually used in tandem with REACT to create dynamic HTML code using a modified JavaScript syntax. With JSX, we can code HTML like code directly into our functions and have those functions edit or create our HTML code. <text:span text:style-name="T3">Using JavaScript to produce HTML like code allows us to create clean looking code that is easier to manage and modify. Using JSX will require us to learn some new syntax in order to use it effectivevly. We will implement curly braces for imbedding HTML. The HTML is only slightly different when using JSX, but knowing the differences will be crucial when attempting to use it in our solutions. One example is that when we want to code a html class into our JSX code, we will have to use camelcase “className” instead.</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30T00:38:12.473365023</meta:creation-date>
    <dc:date>2023-04-30T00:59:28.783094568</dc:date>
    <meta:editing-duration>PT10M55S</meta:editing-duration>
    <meta:editing-cycles>3</meta:editing-cycles>
    <meta:generator>LibreOffice/7.3.7.2$Linux_X86_64 LibreOffice_project/30$Build-2</meta:generator>
    <meta:document-statistic meta:table-count="0" meta:image-count="0" meta:object-count="0" meta:page-count="1" meta:paragraph-count="5" meta:word-count="198" meta:character-count="1098" meta:non-whitespace-character-count="905"/>
  </office:meta>
</office:document-meta>
</file>